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9.158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0"/>
    <style:style style:name="ce3" style:family="table-cell" style:parent-style-name="Default">
      <style:table-cell-properties fo:border-bottom="none" fo:background-color="#158466" fo:border-left="0.74pt solid #000000" fo:border-right="none" fo:border-top="0.74pt solid #000000"/>
    </style:style>
    <style:style style:name="ce4" style:family="table-cell" style:parent-style-name="Default" style:data-style-name="N109">
      <style:table-cell-properties fo:border-bottom="none" fo:background-color="#158466" fo:border-left="0.74pt solid #000000" fo:border-right="none" fo:border-top="none"/>
    </style:style>
    <style:style style:name="ce5" style:family="table-cell" style:parent-style-name="Default" style:data-style-name="N104">
      <style:table-cell-properties fo:border-bottom="none" fo:background-color="#158466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158466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158466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158466" fo:border-left="none" fo:border-right="none" fo:border-top="0.74pt solid #000000"/>
    </style:style>
    <style:style style:name="ce9" style:family="table-cell" style:parent-style-name="Default">
      <style:table-cell-properties fo:background-color="#158466"/>
    </style:style>
    <style:style style:name="ce10" style:family="table-cell" style:parent-style-name="Default">
      <style:table-cell-properties fo:border-bottom="0.74pt solid #000000" fo:background-color="#158466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158466" fo:border-left="none" fo:border-right="none" fo:border-top="none"/>
    </style:style>
    <style:style style:name="ce12" style:family="table-cell" style:parent-style-name="Default">
      <style:table-cell-properties fo:border-bottom="none" fo:background-color="#158466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158466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158466" fo:border-left="none" fo:border-right="0.74pt solid #000000" fo:border-top="none"/>
    </style:style>
    <style:style style:name="gr1" style:family="graphic">
      <style:graphic-properties draw:stroke="none" svg:stroke-color="#000000" draw:fill="solid" draw:fill-color="#ffffff" fo:min-height="1.886cm"/>
      <style:paragraph-properties style:writing-mode="lr-tb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BMS" table:style-name="ta1">
        <table:shapes>
          <draw:frame draw:z-index="0" draw:name="Text Frame 1" draw:style-name="gr1" draw:text-style-name="P1" svg:width="8.342cm" svg:height="1.886cm" svg:x="27.455cm" svg:y="8.66cm">
            <draw:text-box>
              <text:p>These prices are for single digit quantities. I typically order 10 or more so I will add those prices and totals on the right.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ce4"/>
        <table:table-column table:style-name="co6" table:number-columns-repeated="3" table:default-cell-style-name="ce9"/>
        <table:table-column table:style-name="co6" table:default-cell-style-name="ce13"/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 Cost</text:p>
          </table:table-cell>
          <table:table-cell office:value-type="string" calcext:value-type="string">
            <text:p>MFN</text:p>
          </table:table-cell>
          <table:table-cell table:number-columns-repeated="3"/>
          <table:table-cell table:style-name="ce3" office:value-type="string" calcext:value-type="string">
            <text:p>Actual Price paid</text:p>
          </table:table-cell>
          <table:table-cell table:style-name="ce8" office:value-type="string" calcext:value-type="string">
            <text:p>Total</text:p>
          </table:table-cell>
          <table:table-cell table:style-name="ce8" table:number-columns-repeated="2"/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4.7uF</text:p>
          </table:table-cell>
          <table:table-cell office:value-type="currency" office:currency="CAD" office:value="0.15" calcext:value-type="currency">
            <text:p>$0.15</text:p>
          </table:table-cell>
          <table:table-cell table:formula="of:=[.B3:.B16]*[.E3:.E16]" office:value-type="currency" office:currency="CAD" office:value="0.3" calcext:value-type="currency">
            <text:p>$0.3000</text:p>
          </table:table-cell>
          <table:table-cell office:value-type="string" calcext:value-type="string">
            <text:p>CL21A475KAQNNNE</text:p>
          </table:table-cell>
          <table:table-cell table:number-columns-repeated="3"/>
          <table:table-cell office:value-type="float" office:value="0.0612" calcext:value-type="float">
            <text:p>0.0612</text:p>
          </table:table-cell>
          <table:table-cell table:formula="of:=[.K3:.K16]*[.B3:.B16]" office:value-type="float" office:value="0.1224" calcext:value-type="float">
            <text:p>0.12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0.1uF</text:p>
          </table:table-cell>
          <table:table-cell office:value-type="currency" office:currency="CAD" office:value="0.15" calcext:value-type="currency">
            <text:p>$0.15</text:p>
          </table:table-cell>
          <table:table-cell table:formula="of:=[.B4:.B17]*[.E4:.E17]" office:value-type="currency" office:currency="CAD" office:value="0.3" calcext:value-type="currency">
            <text:p>$0.3000</text:p>
          </table:table-cell>
          <table:table-cell office:value-type="string" calcext:value-type="string">
            <text:p>CL21B104KACNNNC</text:p>
          </table:table-cell>
          <table:table-cell table:number-columns-repeated="3"/>
          <table:table-cell office:value-type="float" office:value="0.0298" calcext:value-type="float">
            <text:p>0.0298</text:p>
          </table:table-cell>
          <table:table-cell table:formula="of:=[.K4:.K17]*[.B4:.B17]" office:value-type="float" office:value="0.0596" calcext:value-type="float">
            <text:p>0.059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Yellow / Green</text:p>
          </table:table-cell>
          <table:table-cell office:value-type="currency" office:currency="CAD" office:value="0.16" calcext:value-type="currency">
            <text:p>$0.16</text:p>
          </table:table-cell>
          <table:table-cell table:formula="of:=[.B5:.B18]*[.E5:.E18]" office:value-type="currency" office:currency="CAD" office:value="0.16" calcext:value-type="currency">
            <text:p>$0.1600</text:p>
          </table:table-cell>
          <table:table-cell office:value-type="string" calcext:value-type="string">
            <text:p>F1961UYG-20D000114U1930</text:p>
          </table:table-cell>
          <table:table-cell table:number-columns-repeated="3"/>
          <table:table-cell office:value-type="float" office:value="0.093" calcext:value-type="float">
            <text:p>0.0930</text:p>
          </table:table-cell>
          <table:table-cell table:formula="of:=[.K5:.K18]*[.B5:.B18]"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currency" office:currency="CAD" office:value="0.16" calcext:value-type="currency">
            <text:p>$0.16</text:p>
          </table:table-cell>
          <table:table-cell table:formula="of:=[.B6:.B19]*[.E6:.E19]" office:value-type="currency" office:currency="CAD" office:value="0.16" calcext:value-type="currency">
            <text:p>$0.1600</text:p>
          </table:table-cell>
          <table:table-cell office:value-type="string" calcext:value-type="string">
            <text:p>F1961USD-20D000514U1930</text:p>
          </table:table-cell>
          <table:table-cell table:number-columns-repeated="3"/>
          <table:table-cell office:value-type="float" office:value="0.087" calcext:value-type="float">
            <text:p>0.0870</text:p>
          </table:table-cell>
          <table:table-cell table:formula="of:=[.K6:.K19]*[.B6:.B19]" office:value-type="float" office:value="0.087" calcext:value-type="float">
            <text:p>0.0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B_Mini</text:p>
          </table:table-cell>
          <table:table-cell office:value-type="currency" office:currency="CAD" office:value="1.04" calcext:value-type="currency">
            <text:p>$1.04</text:p>
          </table:table-cell>
          <table:table-cell table:formula="of:=[.B7:.B21]*[.E7:.E21]" office:value-type="currency" office:currency="CAD" office:value="1.04" calcext:value-type="currency">
            <text:p>$1.0400</text:p>
          </table:table-cell>
          <table:table-cell office:value-type="string" calcext:value-type="string">
            <text:p>USB2066-05-RBHM-15-STB-00-01-A </text:p>
          </table:table-cell>
          <table:table-cell table:number-columns-repeated="3"/>
          <table:table-cell table:style-name="ce5" office:value-type="currency" office:currency="CAD" office:value="1.04" calcext:value-type="currency">
            <text:p>$1.04</text:p>
          </table:table-cell>
          <table:table-cell table:formula="of:=[.K7:.K20]*[.B7:.B20]" office:value-type="float" office:value="1.04" calcext:value-type="float">
            <text:p>1.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NMOS</text:p>
          </table:table-cell>
          <table:table-cell office:value-type="currency" office:currency="CAD" office:value="1.46" calcext:value-type="currency">
            <text:p>$1.46</text:p>
          </table:table-cell>
          <table:table-cell table:formula="of:=[.B8:.B22]*[.E8:.E22]" office:value-type="currency" office:currency="CAD" office:value="2.92" calcext:value-type="currency">
            <text:p>$2.9200</text:p>
          </table:table-cell>
          <table:table-cell office:value-type="string" calcext:value-type="string">
            <text:p>SQJ414EP-T1_GE3</text:p>
          </table:table-cell>
          <table:table-cell table:number-columns-repeated="3"/>
          <table:table-cell office:value-type="float" office:value="1.46" calcext:value-type="float">
            <text:p>1.4600</text:p>
          </table:table-cell>
          <table:table-cell table:formula="of:=[.K8:.K21]*[.B8:.B21]"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MOS</text:p>
          </table:table-cell>
          <table:table-cell office:value-type="currency" office:currency="CAD" office:value="1.4" calcext:value-type="currency">
            <text:p>$1.40</text:p>
          </table:table-cell>
          <table:table-cell table:formula="of:=[.E9]*[.B9]" office:value-type="currency" office:currency="CAD" office:value="1.4" calcext:value-type="currency">
            <text:p>$1.4000</text:p>
          </table:table-cell>
          <table:table-cell office:value-type="string" calcext:value-type="string">
            <text:p>SI7149ADP-T1-GE3</text:p>
          </table:table-cell>
          <table:table-cell table:number-columns-repeated="3"/>
          <table:table-cell office:value-type="float" office:value="1.41" calcext:value-type="float">
            <text:p>1.4100</text:p>
          </table:table-cell>
          <table:table-cell table:formula="of:=[.K9:.K22]*[.B9:.B22]" office:value-type="float" office:value="1.4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2200" calcext:value-type="float">
            <text:p>2200</text:p>
          </table:table-cell>
          <table:table-cell office:value-type="currency" office:currency="CAD" office:value="0.16" calcext:value-type="currency">
            <text:p>$0.16</text:p>
          </table:table-cell>
          <table:table-cell table:formula="of:=[.B10:.B23]*[.E10:.E23]" office:value-type="currency" office:currency="CAD" office:value="0.16" calcext:value-type="currency">
            <text:p>$0.1600</text:p>
          </table:table-cell>
          <table:table-cell office:value-type="string" calcext:value-type="string">
            <text:p>AC0805FR-102K2L</text:p>
          </table:table-cell>
          <table:table-cell table:number-columns-repeated="3"/>
          <table:table-cell office:value-type="float" office:value="0.02888" calcext:value-type="float">
            <text:p>0.0289</text:p>
          </table:table-cell>
          <table:table-cell table:formula="of:=[.K10:.K23]*[.B10:.B23]" office:value-type="float" office:value="0.02888" calcext:value-type="float">
            <text:p>0.0288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R4,R5</text:p>
          </table:table-cell>
          <table:table-cell office:value-type="float" office:value="330" calcext:value-type="float">
            <text:p>330</text:p>
          </table:table-cell>
          <table:table-cell office:value-type="currency" office:currency="CAD" office:value="0.16" calcext:value-type="currency">
            <text:p>$0.16</text:p>
          </table:table-cell>
          <table:table-cell table:formula="of:=[.B11:.B24]*[.E11:.E24]" office:value-type="currency" office:currency="CAD" office:value="0.48" calcext:value-type="currency">
            <text:p>$0.4800</text:p>
          </table:table-cell>
          <table:table-cell office:value-type="string" calcext:value-type="string">
            <text:p>RMCF0805FT330R </text:p>
          </table:table-cell>
          <table:table-cell table:number-columns-repeated="3"/>
          <table:table-cell office:value-type="float" office:value="0.0153" calcext:value-type="float">
            <text:p>0.0153</text:p>
          </table:table-cell>
          <table:table-cell table:formula="of:=[.K11:.K24]*[.B11:.B24]" office:value-type="float" office:value="0.0459" calcext:value-type="float">
            <text:p>0.04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CAD" office:value="0.16" calcext:value-type="currency">
            <text:p>$0.16</text:p>
          </table:table-cell>
          <table:table-cell table:formula="of:=[.B12:.B25]*[.E12:.E25]" office:value-type="currency" office:currency="CAD" office:value="0.16" calcext:value-type="currency">
            <text:p>$0.1600</text:p>
          </table:table-cell>
          <table:table-cell office:value-type="string" calcext:value-type="string">
            <text:p>RC0805FR-072KP</text:p>
          </table:table-cell>
          <table:table-cell table:number-columns-repeated="3"/>
          <table:table-cell office:value-type="float" office:value="0.041" calcext:value-type="float">
            <text:p>0.0410</text:p>
          </table:table-cell>
          <table:table-cell table:formula="of:=[.K12:.K25]*[.B12:.B25]" office:value-type="float" office:value="0.041" calcext:value-type="float">
            <text:p>0.04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16" calcext:value-type="currency">
            <text:p>$0.16</text:p>
          </table:table-cell>
          <table:table-cell table:formula="of:=[.B13:.B27]*[.E13:.E27]" office:value-type="currency" office:currency="CAD" office:value="0.16" calcext:value-type="currency">
            <text:p>$0.1600</text:p>
          </table:table-cell>
          <table:table-cell office:value-type="string" calcext:value-type="string">
            <text:p>AC0805FR-10100RL</text:p>
          </table:table-cell>
          <table:table-cell table:number-columns-repeated="3"/>
          <table:table-cell office:value-type="float" office:value="0.0288" calcext:value-type="float">
            <text:p>0.0288</text:p>
          </table:table-cell>
          <table:table-cell table:formula="of:=[.K13:.K26]*[.B13:.B26]" office:value-type="float" office:value="0.0288" calcext:value-type="float">
            <text:p>0.028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10000" calcext:value-type="float">
            <text:p>10000</text:p>
          </table:table-cell>
          <table:table-cell office:value-type="currency" office:currency="CAD" office:value="0.16" calcext:value-type="currency">
            <text:p>$0.16</text:p>
          </table:table-cell>
          <table:table-cell table:formula="of:=[.E14]*[.B14]" office:value-type="currency" office:currency="CAD" office:value="0.16" calcext:value-type="currency">
            <text:p>$0.1600</text:p>
          </table:table-cell>
          <table:table-cell office:value-type="string" calcext:value-type="string">
            <text:p>AC0805FR-1010KL</text:p>
          </table:table-cell>
          <table:table-cell table:number-columns-repeated="3"/>
          <table:table-cell office:value-type="float" office:value="0.0288" calcext:value-type="float">
            <text:p>0.0288</text:p>
          </table:table-cell>
          <table:table-cell table:formula="of:=[.K14:.K27]*[.B14:.B27]" office:value-type="float" office:value="0.0288" calcext:value-type="float">
            <text:p>0.028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Q297xy</text:p>
          </table:table-cell>
          <table:table-cell office:value-type="currency" office:currency="CAD" office:value="0.99" calcext:value-type="currency">
            <text:p>$0.99</text:p>
          </table:table-cell>
          <table:table-cell table:formula="of:=[.B15:.B28]*[.E15:.E28]" office:value-type="currency" office:currency="CAD" office:value="0.99" calcext:value-type="currency">
            <text:p>$0.9900</text:p>
          </table:table-cell>
          <table:table-cell office:value-type="string" calcext:value-type="string">
            <text:p>BQ29707DSER</text:p>
          </table:table-cell>
          <table:table-cell table:number-columns-repeated="3"/>
          <table:table-cell office:value-type="float" office:value="0.871" calcext:value-type="float">
            <text:p>0.8710</text:p>
          </table:table-cell>
          <table:table-cell table:formula="of:=[.K15:.K28]*[.B15:.B28]" office:value-type="float" office:value="0.871" calcext:value-type="float">
            <text:p>0.87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73831-2-OT</text:p>
          </table:table-cell>
          <table:table-cell office:value-type="currency" office:currency="CAD" office:value="1.19" calcext:value-type="currency">
            <text:p>$1.19</text:p>
          </table:table-cell>
          <table:table-cell table:formula="of:=[.B16:.B29]*[.E16:.E29]" office:value-type="currency" office:currency="CAD" office:value="1.19" calcext:value-type="currency">
            <text:p>$1.1900</text:p>
          </table:table-cell>
          <table:table-cell office:value-type="string" calcext:value-type="string">
            <text:p>MCP73831T-2DCI/OT</text:p>
          </table:table-cell>
          <table:table-cell table:number-columns-repeated="3"/>
          <table:table-cell office:value-type="float" office:value="1.2" calcext:value-type="float">
            <text:p>1.2000</text:p>
          </table:table-cell>
          <table:table-cell table:formula="of:=[.K16:.K29]*[.B16:.B29]" office:value-type="float" office:value="1.2" calcext:value-type="float">
            <text:p>1.2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table:formula="of:=SUM([.F3:.F16])" office:value-type="currency" office:currency="CAD" office:value="9.58" calcext:value-type="currency">
            <text:p>$9.58</text:p>
          </table:table-cell>
          <table:table-cell table:number-columns-repeated="4"/>
          <table:table-cell table:style-name="ce6"/>
          <table:table-cell table:formula="of:=SUM([.L3:.L16])" office:value-type="float" office:value="7.97638" calcext:value-type="float">
            <text:p>7.97638</text:p>
          </table:table-cell>
          <table:table-cell office:value-type="string" calcext:value-type="string">
            <text:p>+</text:p>
          </table:table-cell>
          <table:table-cell table:formula="of:=2.7/5" office:value-type="float" office:value="0.54" calcext:value-type="float">
            <text:p>0.54</text:p>
          </table:table-cell>
          <table:table-cell office:value-type="string" calcext:value-type="string">
            <text:p>Per PCB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including board</text:p>
          </table:table-cell>
          <table:table-cell table:style-name="ce1" table:formula="of:=[.F20]+[.N20]" office:value-type="currency" office:currency="CAD" office:value="10.12" calcext:value-type="currency">
            <text:p>$10.12</text:p>
          </table:table-cell>
          <table:table-cell table:number-columns-repeated="4"/>
          <table:table-cell table:style-name="ce7"/>
          <table:table-cell table:style-name="ce10" table:formula="of:=[.L20]+[.N20]" office:value-type="float" office:value="8.51638" calcext:value-type="float">
            <text:p>8.51638</text:p>
          </table:table-cell>
          <table:table-cell table:style-name="ce10" office:value-type="string" calcext:value-type="string">
            <text:p>Total cost</text:p>
          </table:table-cell>
          <table:table-cell table:style-name="ce11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10P0"/>
    </number:currency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22:13:23.537698980</dc:date>
    <meta:editing-duration>PT28M27S</meta:editing-duration>
    <meta:editing-cycles>9</meta:editing-cycles>
    <meta:generator>LibreOffice/7.3.6.2$Linux_X86_64 LibreOffice_project/30$Build-2</meta:generator>
    <meta:document-statistic meta:table-count="1" meta:cell-count="144" meta:object-count="1"/>
  </office:meta>
</office:document-meta>
</file>